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c9211e" fo:border="0.74pt solid #000000"/>
    </style:style>
    <style:style style:name="ce4" style:family="table-cell" style:parent-style-name="Default">
      <style:table-cell-properties fo:background-color="#666666" fo:border="0.74pt solid #000000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3333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10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2" table:style-name="Default"/>
          <table:covered-table-cell table:number-columns-repeated="2"/>
          <table:covered-table-cell table:style-name="Default"/>
          <table:table-cell table:style-name="Default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4" table:style-name="Default"/>
          <table:covered-table-cell/>
          <table:table-cell table:style-name="Default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 table:style-name="Default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covered-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table:style-name="ce7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covered-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4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style-name="ce7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covered-table-cell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/>
          <table:table-cell table:style-name="ce7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/>
          <table:table-cell table:style-name="ce7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/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covered-table-cell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/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covered-table-cell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table:style-name="ce10" table:number-columns-repeated="5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6"/>
          <table:table-cell/>
          <table:table-cell table:style-name="ce10" table:number-columns-repeated="4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/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/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covered-table-cell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/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/>
          <table:table-cell table:style-name="ce5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covered-table-cell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/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covered-table-cell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/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covered-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/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covered-table-cell/>
          <table:table-cell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/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/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</table:table-row>
        <table:table-row table:style-name="ro1" table:number-rows-repeated="5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30T21:11:01.144566155</meta:creation-date>
    <dc:date>2025-09-04T05:44:20.920000000</dc:date>
    <meta:editing-duration>PT1H51M48S</meta:editing-duration>
    <meta:editing-cycles>3</meta:editing-cycles>
    <meta:generator>LibreOffice/6.4.5.2$Windows_X86_64 LibreOffice_project/a726b36747cf2001e06b58ad5db1aa3a9a1872d6</meta:generator>
    <meta:document-statistic meta:table-count="1" meta:cell-count="854" meta:object-count="0"/>
  </office:meta>
</office:document-meta>
</file>